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88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9.54mm"/>
    </style:style>
    <style:style style:name="co5" style:family="table-column">
      <style:table-column-properties fo:break-before="auto" style:column-width="98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Process</text:p>
          </table:table-cell>
          <table:table-cell table:style-name="ce1" office:value-type="string" calcext:value-type="string">
            <text:p>predictors</text:p>
          </table:table-cell>
          <table:table-cell table:number-columns-repeated="2" table:style-name="ce1" office:value-type="string" calcext:value-type="string">
            <text:p>test_acc</text:p>
          </table:table-cell>
          <table:table-cell table:style-name="ce1" office:value-type="string" calcext:value-type="string">
            <text:p>val_acc</text:p>
          </table:table-cell>
          <table:table-cell table:style-name="ce1" office:value-type="string" calcext:value-type="string">
            <text:p>val_kappa</text:p>
          </table:table-cell>
          <table:table-cell table:number-columns-repeated="3"/>
          <table:table-cell office:value-type="string" calcext:value-type="string">
            <text:p>Notes:</text:p>
          </table:table-cell>
          <table:table-cell office:value-type="string" calcext:value-type="string">
            <text:p>seed used 42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688" calcext:value-type="float">
            <text:p>0.9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43" calcext:value-type="float">
            <text:p>0.9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72" calcext:value-type="float">
            <text:p>0.99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6251" calcext:value-type="float">
            <text:p>0.6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0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806" calcext:value-type="float">
            <text:p>0.806</text:p>
          </table:table-cell>
          <table:table-cell office:value-type="float" office:value="0.7313" calcext:value-type="float">
            <text:p>0.7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1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658" calcext:value-type="float">
            <text:p>0.658</text:p>
          </table:table-cell>
          <table:table-cell office:value-type="float" office:value="0.5207" calcext:value-type="float">
            <text:p>0.5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2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934" calcext:value-type="float">
            <text:p>0.934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5224" calcext:value-type="float">
            <text:p>0.5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0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9261" calcext:value-type="float">
            <text:p>0.9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1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6825" calcext:value-type="float">
            <text:p>0.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2</text:p>
          </table:table-cell>
          <table:table-cell office:value-type="string" calcext:value-type="string">
            <text:p>from sklearn.ensemble import RandomForest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7776" calcext:value-type="float">
            <text:p>0.7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0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9341" calcext:value-type="float">
            <text:p>0.9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1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6384" calcext:value-type="float">
            <text:p>0.6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uild 2</text:p>
          </table:table-cell>
          <table:table-cell office:value-type="string" calcext:value-type="string">
            <text:p>from xgboost import XGB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425" calcext:value-type="float">
            <text:p>0.8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688" calcext:value-type="float">
            <text:p>0.9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neighbors import KneighborsClassifier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29" calcext:value-type="float">
            <text:p>0.9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neighbors import Kneighbors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844" calcext:value-type="float">
            <text:p>0.9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tree import DecisionTreeClassifier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neighbors import KneighborsClassifier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8608" calcext:value-type="float">
            <text:p>0.8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neighbors import KneighborsClassifier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6287" calcext:value-type="float">
            <text:p>0.62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ilding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86" calcext:value-type="float">
            <text:p>0.998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86" calcext:value-type="float">
            <text:p>0.998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no preprocess</text:p>
          </table:table-cell>
          <table:table-cell office:value-type="string" calcext:value-type="string">
            <text:p>wap_names</text:p>
          </table:table-cell>
          <table:table-cell office:value-type="float" office:value="0.928" calcext:value-type="float">
            <text:p>0.928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6927" calcext:value-type="float">
            <text:p>0.692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100dBm to -105dBm</text:p>
          </table:table-cell>
          <table:table-cell office:value-type="string" calcext:value-type="string">
            <text:p>wap_names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8637" calcext:value-type="float">
            <text:p>0.8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</text:p>
          </table:table-cell>
          <table:table-cell office:value-type="string" calcext:value-type="string">
            <text:p>wap_nam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</text:p>
          </table:table-cell>
          <table:table-cell office:value-type="string" calcext:value-type="string">
            <text:p>wap_names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8657" calcext:value-type="float">
            <text:p>0.8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all buildings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; drop duplicated by LATITUDE and LONGITUDE</text:p>
          </table:table-cell>
          <table:table-cell office:value-type="string" calcext:value-type="string">
            <text:p>wap_names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59" calcext:value-type="float">
            <text:p>0.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 + floor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; drop duplicated by LATITUDE and LONGITUDE</text:p>
          </table:table-cell>
          <table:table-cell office:value-type="string" calcext:value-type="string">
            <text:p>wap_names</text:p>
          </table:table-cell>
          <table:table-cell office:value-type="float" office:value="0.964" calcext:value-type="float">
            <text:p>0.964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021" calcext:value-type="float">
            <text:p>0.9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ing + floor</text:p>
          </table:table-cell>
          <table:table-cell office:value-type="string" calcext:value-type="string">
            <text:p>from sklearn.linear_model import LogisticRegression</text:p>
          </table:table-cell>
          <table:table-cell office:value-type="string" calcext:value-type="string">
            <text:p>min and max normalization</text:p>
          </table:table-cell>
          <table:table-cell office:value-type="string" calcext:value-type="string">
            <text:p>wap_names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984" calcext:value-type="float">
            <text:p>0.8984</text:p>
          </table:table-cell>
          <table:table-cell table:number-columns-repeated="5"/>
        </table:table-row>
      </table:table>
      <table:table table:name="trello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row table:style-name="ro4">
          <table:table-cell table:style-name="ce3" office:value-type="string" calcext:value-type="string">
            <text:p>To do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emove 0 variance waps</text:p>
          </table:table-cell>
          <table:table-cell office:value-type="string" calcext:value-type="string">
            <text:p>100dbm to -105 dBm</text:p>
          </table:table-cell>
        </table:table-row>
        <table:table-row table:style-name="ro1">
          <table:table-cell office:value-type="string" calcext:value-type="string">
            <text:p>deal with 0 values</text:p>
          </table:table-cell>
          <table:table-cell office:value-type="string" calcext:value-type="string">
            <text:p>normalization by row (min and max)</text:p>
          </table:table-cell>
        </table:table-row>
        <table:table-row table:style-name="ro1">
          <table:table-cell office:value-type="string" calcext:value-type="string">
            <text:p>0 variance by row wap_nam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8:53:41.742540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4:12:40.639070077</meta:creation-date>
    <dc:date>2020-02-25T15:13:21.620207802</dc:date>
    <meta:editing-duration>PT2H40M25S</meta:editing-duration>
    <meta:editing-cycles>9</meta:editing-cycles>
    <meta:generator>LibreOffice/6.0.7.3$Linux_X86_64 LibreOffice_project/00m0$Build-3</meta:generator>
    <meta:document-statistic meta:table-count="2" meta:cell-count="241" meta:object-count="0"/>
  </office:meta>
</office:document-meta>
</file>